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14cm" table:align="left"/>
    </style:style>
    <style:style style:name="Tabela1.A" style:family="table-column">
      <style:table-column-properties style:column-width="5.371cm"/>
    </style:style>
    <style:style style:name="Tabela1.B" style:family="table-column">
      <style:table-column-properties style:column-width="5.398cm"/>
    </style:style>
    <style:style style:name="Tabela1.A1" style:family="table-cell">
      <style:table-cell-properties style:vertical-align="middle" fo:padding="0.049cm" fo:border-left="0.035cm solid #808080" fo:border-right="none" fo:border-top="0.035cm solid #808080" fo:border-bottom="0.035cm solid #808080"/>
    </style:style>
    <style:style style:name="Tabela1.C1" style:family="table-cell">
      <style:table-cell-properties style:vertical-align="middle" fo:padding="0.049cm" fo:border="0.035cm solid #808080"/>
    </style:style>
    <style:style style:name="Tabela1.A2" style:family="table-cell">
      <style:table-cell-properties style:vertical-align="middle" fo:padding="0.049cm" fo:border-left="0.035cm solid #808080" fo:border-right="none" fo:border-top="none" fo:border-bottom="0.035cm solid #808080"/>
    </style:style>
    <style:style style:name="Tabela1.C2" style:family="table-cell">
      <style:table-cell-properties style:vertical-align="middle" fo:padding="0.049cm" fo:border-left="0.035cm solid #808080" fo:border-right="0.035cm solid #808080" fo:border-top="none" fo:border-bottom="0.035cm solid #808080"/>
    </style:style>
    <style:style style:name="P1" style:family="paragraph" style:parent-style-name="Text_20_body">
      <style:paragraph-properties fo:margin-left="1.251cm" fo:margin-right="0cm" fo:text-indent="-0.635cm" style:auto-text-indent="false"/>
    </style:style>
    <style:style style:name="P2" style:family="paragraph" style:parent-style-name="Text_20_body">
      <style:paragraph-properties fo:margin-left="1.251cm" fo:margin-right="0cm" fo:text-align="justify" style:justify-single-word="false" fo:text-indent="-0.635cm" style:auto-text-indent="false"/>
    </style:style>
    <style:style style:name="P3" style:family="paragraph" style:parent-style-name="Text_20_body">
      <style:paragraph-properties fo:margin-left="1.251cm" fo:margin-right="0cm" fo:text-indent="0cm" style:auto-text-indent="false"/>
    </style:style>
    <style:style style:name="P4" style:family="paragraph" style:parent-style-name="Text_20_body">
      <style:paragraph-properties fo:margin-left="1.251cm" fo:margin-right="0cm" fo:text-align="justify" style:justify-single-word="false" fo:text-indent="0cm" style:auto-text-indent="false"/>
    </style:style>
    <style:style style:name="P5" style:family="paragraph" style:parent-style-name="Text_20_body">
      <style:paragraph-properties fo:margin-left="2.752cm" fo:margin-right="0cm" fo:text-indent="-0.635cm" style:auto-text-indent="false"/>
    </style:style>
    <style:style style:name="P6" style:family="paragraph" style:parent-style-name="Text_20_body">
      <style:paragraph-properties fo:margin-left="2.752cm" fo:margin-right="0cm" fo:text-align="justify" style:justify-single-word="false" fo:text-indent="-0.635cm" style:auto-text-indent="false"/>
    </style:style>
    <style:style style:name="P7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fo:padding="0.049cm" fo:border="0.035cm solid #000000"/>
      <style:text-properties fo:font-weight="bold"/>
    </style:style>
    <style:style style:name="P8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fo:padding-left="0cm" fo:padding-right="0.049cm" fo:padding-top="0.049cm" fo:padding-bottom="0.049cm" fo:border-left="none" fo:border-right="0.035cm solid #000000" fo:border-top="0.035cm solid #000000" fo:border-bottom="0.035cm solid #000000"/>
      <style:text-properties fo:font-weight="bold"/>
    </style:style>
    <style:style style:name="P9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P10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fo:padding-left="0cm" fo:padding-right="0.049cm" fo:padding-top="0cm" fo:padding-bottom="0.049cm" fo:border-left="none" fo:border-right="0.035cm solid #000000" fo:border-top="none" fo:border-bottom="0.035cm solid #000000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style:font-name="Symbol"/>
    </style:style>
    <style:style style:name="T3" style:family="text">
      <style:text-properties style:font-name="Symbol"/>
    </style:style>
    <style:style style:name="T4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_Toc441052856"/>1.<text:span text:style-name="T1">     </text:span>Polityka na rzecz niezawodności, jakości oraz bezpieczeństwa</text:h>
      <text:p text:style-name="P1"><text:span text:style-name="T3">·</text:span><text:span text:style-name="T2">         </text:span>Polityka na rzecz niezawodności:</text:p>
      <text:p text:style-name="P4">W celu zachowania niezawodności działania aplikacji, w momencie jej uruchomienia, program sprawdza, czy wykorzystywana istnieje. Jeżeli baza, z niewiadomych przyczyn, nie istnieje, program automatycznie tworzy „szkielet” bazy, aby w dalszym ciągu można było korzystać z programu.</text:p>
      <text:p text:style-name="P3"> </text:p>
      <text:p text:style-name="P1"><text:span text:style-name="T3">·</text:span><text:span text:style-name="T2">         </text:span>Polityka na rzecz jakości:</text:p>
      <text:p text:style-name="P4">Zakładamy, że nasza aplikacja może pracować niestabilnie z różnych, losowych, powodów. Mogą być one spowodowane m.in. zmianą adresu bazy danych, bądź innym, niezależnym od nas, błędem systemu.</text:p>
      <text:p text:style-name="P4"><text:span text:style-name="T4">Niezawodność</text:span> jest to własność obiektu poprawnej pracy (poprawnej realizacji wszystkich funkcji i czynności) w wymaganym czasie i określonych warunkach eksploatacji.</text:p>
      <text:p text:style-name="P4"> </text:p>
      <table:table table:name="Tabela1" table:style-name="Tabela1">
        <table:table-column table:style-name="Tabela1.A"/>
        <table:table-column table:style-name="Tabela1.B"/>
        <table:table-column table:style-name="Tabela1.A"/>
        <table:table-row>
          <table:table-cell table:style-name="Tabela1.A1" office:value-type="string">
            <text:p text:style-name="P7">Klasa awarii</text:p>
          </table:table-cell>
          <table:table-cell table:style-name="Tabela1.A1" office:value-type="string">
            <text:p text:style-name="P8">Przykład</text:p>
          </table:table-cell>
          <table:table-cell table:style-name="Tabela1.C1" office:value-type="string">
            <text:p text:style-name="P8">Miara niezawodności</text:p>
          </table:table-cell>
        </table:table-row>
        <table:table-row>
          <table:table-cell table:style-name="Tabela1.A2" office:value-type="string">
            <text:p text:style-name="P9">Przejściowe, odwracalne</text:p>
          </table:table-cell>
          <table:table-cell table:style-name="Tabela1.A2" office:value-type="string">
            <text:p text:style-name="P10">Użytkownik, pomimo wpisania poprawnych danych, nie może się zalogować</text:p>
          </table:table-cell>
          <table:table-cell table:style-name="Tabela1.C2" office:value-type="string">
            <text:p text:style-name="P10">POFOD</text:p>
            <text:p text:style-name="P10">1 na 100 zapytań serwera</text:p>
          </table:table-cell>
        </table:table-row>
        <table:table-row>
          <table:table-cell table:style-name="Tabela1.A2" office:value-type="string">
            <text:p text:style-name="P9">Przejściowe, odwracalne</text:p>
          </table:table-cell>
          <table:table-cell table:style-name="Tabela1.A2" office:value-type="string">
            <text:p text:style-name="P10">Pomimo zarejestrowania się użytkownika nie widać go w bazie danych</text:p>
          </table:table-cell>
          <table:table-cell table:style-name="Tabela1.C2" office:value-type="string">
            <text:p text:style-name="P10">POFOD</text:p>
            <text:p text:style-name="P10">1 na 100 prób dodania filmu</text:p>
          </table:table-cell>
        </table:table-row>
        <table:table-row>
          <table:table-cell table:style-name="Tabela1.A2" office:value-type="string">
            <text:p text:style-name="P9">Trwałe, nieniszczące</text:p>
          </table:table-cell>
          <table:table-cell table:style-name="Tabela1.A2" office:value-type="string">
            <text:p text:style-name="P10">Nadanie uprawnień administratora zakończone niepowodzeniem</text:p>
          </table:table-cell>
          <table:table-cell table:style-name="Tabela1.C2" office:value-type="string">
            <text:p text:style-name="P10">POFOD</text:p>
            <text:p text:style-name="P10">1 na 100 prób nadania uprawnień</text:p>
          </table:table-cell>
        </table:table-row>
        <table:table-row>
          <table:table-cell table:style-name="Tabela1.A2" office:value-type="string">
            <text:p text:style-name="P9">Przejściowe, nieodwracalne</text:p>
          </table:table-cell>
          <table:table-cell table:style-name="Tabela1.A2" office:value-type="string">
            <text:p text:style-name="P10">Problem związany z podłączeniem się do bazy danych</text:p>
          </table:table-cell>
          <table:table-cell table:style-name="Tabela1.C2" office:value-type="string">
            <text:p text:style-name="P10">POFOD</text:p>
            <text:p text:style-name="P10">1 na 1000 prób połączenia</text:p>
          </table:table-cell>
        </table:table-row>
      </table:table>
      <text:p text:style-name="P4"> </text:p>
      <text:p text:style-name="P3"> </text:p>
      <text:p text:style-name="P2"><text:span text:style-name="T3">·</text:span><text:span text:style-name="T2">         </text:span>Polityka na rzecz bezpieczeństwa:</text:p>
      <text:p text:style-name="P6"><text:span text:style-name="T3">·</text:span><text:span text:style-name="T2">         </text:span>Dostęp do programu mają jedynie zarejestrowani użytkownicy,</text:p>
      <text:p text:style-name="P6"><text:span text:style-name="T3">·</text:span><text:span text:style-name="T2">         </text:span>Użytkownik nie ma dostępu do danych osobowych innych użytkowników,</text:p>
      <text:p text:style-name="P6"><text:span text:style-name="T3">·</text:span><text:span text:style-name="T2">         </text:span>Użytkownik może zmieniać jedynie swoje własne dane osobowe,</text:p>
      <text:p text:style-name="P6"><text:span text:style-name="T3">·</text:span><text:span text:style-name="T2">         </text:span>Tylko administrator ma dostęp do danych osobowych innych użytkowników,</text:p>
      <text:p text:style-name="P6"><text:span text:style-name="T3">·</text:span><text:span text:style-name="T2">         </text:span>Tylko administrator może zmieniać dane użytkowników,</text:p>
      <text:p text:style-name="P5"><text:span text:style-name="T3">·</text:span><text:span text:style-name="T2">         </text:span>Tylko administrator może nadać uprawnienia administratora innemu użytkownikowi,</text:p>
      <text:p text:style-name="P6"><text:span text:style-name="T3">·</text:span><text:span text:style-name="T2">         </text:span>Tylko administrator może zablokować konto użytkownika,</text:p>
      <text:p text:style-name="P6"><text:soft-page-break/><text:span text:style-name="T3">·</text:span><text:span text:style-name="T2">         </text:span>Użytkownik nie może zmieniać danych dot. produktów,</text:p>
      <text:p text:style-name="P6"><text:span text:style-name="T3">·</text:span><text:span text:style-name="T2">         </text:span>Tylko administrator może zmieniać dane dot. produktów,</text:p>
      <text:p text:style-name="P6"><text:span text:style-name="T3">·</text:span><text:span text:style-name="T2">         </text:span>Tylko administrator może dodawać nowe produkty do bazy danych,</text:p>
      <text:p text:style-name="P6"><text:span text:style-name="T3">·</text:span><text:span text:style-name="T2">         </text:span>Hasło wpisywane przy logowaniu zasłonięte jest przez kropki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08:23:51.61</meta:creation-date>
    <meta:document-statistic meta:table-count="1" meta:image-count="0" meta:object-count="0" meta:page-count="2" meta:paragraph-count="41" meta:word-count="272" meta:character-count="2103"/>
    <dc:date>2016-04-20T08:24:24.39</dc:date>
    <meta:editing-duration>PT34S</meta:editing-duration>
    <meta:editing-cycles>1</meta:editing-cycles>
    <meta:generator>OpenOffice/4.0.1$Win32 OpenOffice.org_project/401m5$Build-9714</meta:generator>
  </office:meta>
</office:document-meta>
</file>